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5059in" svg:y="1.9252in">
            <draw:object draw:notify-on-update-of-ranges="Sheet1.B1:Sheet1.B1 Sheet1.B2:Sheet1.B9 Sheet1.D1:Sheet1.D1 Sheet1.D2:Sheet1.D9 Sheet1.E1:Sheet1.E1 Sheet1.E2:Sheet1.E9 Sheet1.F1:Sheet1.F1 Sheet1.F2:Sheet1.F9 Sheet1.G1:Sheet1.G1 Sheet1.G2:Sheet1.G9 Sheet1.H1:Sheet1.H1 Sheet1.H2:Sheet1.H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height</text:p>
          </table:table-cell>
          <table:table-cell office:value-type="string">
            <text:p>width</text:p>
          </table:table-cell>
          <table:table-cell office:value-type="string">
            <text:p>area</text:p>
          </table:table-cell>
          <table:table-cell office:value-type="string">
            <text:p>a*</text:p>
          </table:table-cell>
          <table:table-cell table:style-name="Default" office:value-type="string">
            <text:p>dfs</text:p>
          </table:table-cell>
          <table:table-cell office:value-type="string">
            <text:p>gbfs</text:p>
          </table:table-cell>
          <table:table-cell table:style-name="Default" office:value-type="string">
            <text:p>hill climb</text:p>
          </table:table-cell>
          <table:table-cell office:value-type="string">
            <text:p>sim anneal</text:p>
          </table:table-cell>
        </table:table-row>
        <table:table-row table:style-name="ro1">
          <table:table-cell table:formula="of:=[.C2]/[.B2]"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4.3">
            <text:p>4.3</text:p>
          </table:table-cell>
          <table:table-cell table:style-name="Default"/>
          <table:table-cell/>
        </table:table-row>
        <table:table-row table:style-name="ro1">
          <table:table-cell table:formula="of:=[.C3]/[.B3]"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table:formula="of:=[.C4]/[.B4]"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200">
            <text:p>1200</text:p>
          </table:table-cell>
          <table:table-cell office:value-type="float" office:value="4.5">
            <text:p>4.5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table:style-name="Default" office:value-type="float" office:value="0.4">
            <text:p>0.4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float" office:value="1200">
            <text:p>1200</text:p>
          </table:table-cell>
          <table:table-cell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Default" office:value-type="float" office:value="0.6">
            <text:p>0.6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1200">
            <text:p>1200</text:p>
          </table:table-cell>
          <table:table-cell/>
          <table:table-cell table:style-name="Default" office:value-type="float" office:value="1.3">
            <text:p>1.3</text:p>
          </table:table-cell>
          <table:table-cell office:value-type="float" office:value="4.3">
            <text:p>4.3</text:p>
          </table:table-cell>
          <table:table-cell office:value-type="float" office:value="1.2">
            <text:p>1.2</text:p>
          </table:table-cell>
          <table:table-cell office:value-type="float" office:value="2.8">
            <text:p>2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200">
            <text:p>1200</text:p>
          </table:table-cell>
          <table:table-cell/>
          <table:table-cell table:style-name="Default" office:value-type="float" office:value="4.6">
            <text:p>4.6</text:p>
          </table:table-cell>
          <table:table-cell office:value-type="float" office:value="10.8">
            <text:p>10.8</text:p>
          </table:table-cell>
          <table:table-cell office:value-type="float" office:value="3.3">
            <text:p>3.3</text:p>
          </table:table-cell>
          <table:table-cell office:value-type="float" office:value="6.9">
            <text:p>6.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1200">
            <text:p>1200</text:p>
          </table:table-cell>
          <table:table-cell/>
          <table:table-cell table:style-name="Default" office:value-type="float" office:value="21.7">
            <text:p>21.7</text:p>
          </table:table-cell>
          <table:table-cell office:value-type="float" office:value="30.4">
            <text:p>30.4</text:p>
          </table:table-cell>
          <table:table-cell office:value-type="float" office:value="10.7">
            <text:p>10.7</text:p>
          </table:table-cell>
          <table:table-cell office:value-type="float" office:value="16.5">
            <text:p>16.5</text:p>
          </table:table-cell>
        </table:table-row>
      </table:table>
      <table:table table:name="Sheet1_parallel" table:style-name="ta1">
        <table:shapes>
          <draw:frame draw:z-index="0" draw:style-name="gr1" svg:width="10.7409in" svg:height="6.7953in" svg:x="0.9283in" svg:y="2.0016in">
            <draw:object draw:notify-on-update-of-ranges="Sheet1_parallel.B2:Sheet1_parallel.B9 Sheet1_parallel.D1:Sheet1_parallel.D1 Sheet1_parallel.D2:Sheet1_parallel.D9 Sheet1_parallel.E1:Sheet1_parallel.E1 Sheet1_parallel.E2:Sheet1_parallel.E9 Sheet1_parallel.F1:Sheet1_parallel.F1 Sheet1_parallel.F2:Sheet1_parallel.F9 Sheet1_parallel.G1:Sheet1_parallel.G1 Sheet1_parallel.G2:Sheet1_parallel.G9 Sheet1_parallel.H1:Sheet1_parallel.H1 Sheet1_parallel.H2:Sheet1_parallel.H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l</text:p>
          </table:table-cell>
          <table:table-cell office:value-type="string">
            <text:p>w</text:p>
          </table:table-cell>
          <table:table-cell office:value-type="string">
            <text:p>area</text:p>
          </table:table-cell>
          <table:table-cell office:value-type="string">
            <text:p>a*</text:p>
          </table:table-cell>
          <table:table-cell table:style-name="Default" office:value-type="string">
            <text:p>dfs</text:p>
          </table:table-cell>
          <table:table-cell office:value-type="string">
            <text:p>gbfs</text:p>
          </table:table-cell>
          <table:table-cell table:style-name="Default" office:value-type="string">
            <text:p>hill climb</text:p>
          </table:table-cell>
          <table:table-cell office:value-type="string">
            <text:p>sim anneal</text:p>
          </table:table-cell>
        </table:table-row>
        <table:table-row table:style-name="ro1">
          <table:table-cell table:formula="of:=[.C2]/[.B2]"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/>
          <table:table-cell office:value-type="float" office:value="12.4">
            <text:p>12.4</text:p>
          </table:table-cell>
          <table:table-cell/>
          <table:table-cell table:style-name="Default"/>
          <table:table-cell/>
        </table:table-row>
        <table:table-row table:style-name="ro1">
          <table:table-cell table:formula="of:=[.C3]/[.B3]"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/>
          <table:table-cell office:value-type="float" office:value="7.9">
            <text:p>7.9</text:p>
          </table:table-cell>
          <table:table-cell office:value-type="float" office:value="8">
            <text:p>8</text:p>
          </table:table-cell>
          <table:table-cell office:value-type="float" office:value="9.4">
            <text:p>9.4</text:p>
          </table:table-cell>
          <table:table-cell/>
        </table:table-row>
        <table:table-row table:style-name="ro1">
          <table:table-cell table:formula="of:=[.C4]/[.B4]"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/>
          <table:table-cell office:value-type="float" office:value="4.5">
            <text:p>4.5</text:p>
          </table:table-cell>
          <table:table-cell office:value-type="float" office:value="5.4">
            <text:p>5.4</text:p>
          </table:table-cell>
          <table:table-cell office:value-type="float" office:value="4.8">
            <text:p>4.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200">
            <text:p>1200</text:p>
          </table:table-cell>
          <table:table-cell/>
          <table:table-cell office:value-type="float" office:value="4.1">
            <text:p>4.1</text:p>
          </table:table-cell>
          <table:table-cell office:value-type="float" office:value="4.9">
            <text:p>4.9</text:p>
          </table:table-cell>
          <table:table-cell table:style-name="Default" office:value-type="float" office:value="4.1">
            <text:p>4.1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float" office:value="1200">
            <text:p>1200</text:p>
          </table:table-cell>
          <table:table-cell/>
          <table:table-cell office:value-type="float" office:value="3.6">
            <text:p>3.6</text:p>
          </table:table-cell>
          <table:table-cell office:value-type="float" office:value="8.3">
            <text:p>8.3</text:p>
          </table:table-cell>
          <table:table-cell table:style-name="Default" office:value-type="float" office:value="3.5">
            <text:p>3.5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1200">
            <text:p>1200</text:p>
          </table:table-cell>
          <table:table-cell/>
          <table:table-cell table:style-name="Default" office:value-type="float" office:value="2.8">
            <text:p>2.8</text:p>
          </table:table-cell>
          <table:table-cell office:value-type="float" office:value="4.6">
            <text:p>4.6</text:p>
          </table:table-cell>
          <table:table-cell office:value-type="float" office:value="3.2">
            <text:p>3.2</text:p>
          </table:table-cell>
          <table:table-cell office:value-type="float" office:value="11.2">
            <text:p>11.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200">
            <text:p>1200</text:p>
          </table:table-cell>
          <table:table-cell/>
          <table:table-cell table:style-name="Default" office:value-type="float" office:value="3.5">
            <text:p>3.5</text:p>
          </table:table-cell>
          <table:table-cell office:value-type="float" office:value="4.7">
            <text:p>4.7</text:p>
          </table:table-cell>
          <table:table-cell office:value-type="float" office:value="2.8">
            <text:p>2.8</text:p>
          </table:table-cell>
          <table:table-cell office:value-type="float" office:value="7.6">
            <text:p>7.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1200">
            <text:p>1200</text:p>
          </table:table-cell>
          <table:table-cell/>
          <table:table-cell table:style-name="Default" office:value-type="float" office:value="4.8">
            <text:p>4.8</text:p>
          </table:table-cell>
          <table:table-cell office:value-type="float" office:value="6.3">
            <text:p>6.3</text:p>
          </table:table-cell>
          <table:table-cell office:value-type="float" office:value="3.7">
            <text:p>3.7</text:p>
          </table:table-cell>
          <table:table-cell office:value-type="float" office:value="6.8">
            <text:p>6.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11/28/2011</text:date>, <text:time>10:5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7T16:58:50</meta:creation-date>
    <dc:date>2011-11-28T10:51:30</dc:date>
    <meta:editing-duration>P7DT19H29M15S</meta:editing-duration>
    <meta:editing-cycles>18</meta:editing-cycles>
    <meta:generator>LibreOffice/3.4$Unix LibreOffice_project/340m1$Build-1206</meta:generator>
    <meta:document-statistic meta:table-count="4" meta:cell-count="1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21cm" svg:y="0.316cm" chart:style-name="ch2">
          <text:p>Time to pack for bins of increasing width</text:p>
        </chart:title>
        <chart:subtitle svg:x="5.474cm" svg:y="1.301cm" chart:style-name="ch3">
          <text:p>(Number of Tetrominos fixed)</text:p>
        </chart:subtitle>
        <chart:legend chart:legend-position="end" svg:x="13.594cm" svg:y="3.19cm" style:legend-expansion="high" chart:style-name="ch4"/>
        <chart:plot-area chart:style-name="ch5" table:cell-range-address="Sheet1.B1:Sheet1.B9 Sheet1.D1:Sheet1.H9" chart:data-source-has-labels="both" svg:x="1.321cm" svg:y="2.318cm" svg:width="11.633cm" svg:height="5.531cm">
          <chartooo:coordinate-region svg:x="1.953cm" svg:y="2.52cm" svg:width="11.001cm" svg:height="4.676cm"/>
          <chart:axis chart:dimension="x" chart:name="primary-x" chart:style-name="ch6" chartooo:axis-type="auto">
            <chartooo:date-scale/>
            <chart:title svg:x="6.678cm" svg:y="8.029cm" chart:style-name="ch7">
              <text:p>Width</text:p>
            </chart:title>
            <chart:categories table:cell-range-address="Sheet1.B2:Sheet1.B9"/>
          </chart:axis>
          <chart:axis chart:dimension="y" chart:name="primary-y" chart:style-name="ch8">
            <chart:title svg:x="0.451cm" svg:y="5.49cm" chart:style-name="ch9">
              <text:p>Time</text:p>
            </chart:title>
            <chart:grid chart:style-name="ch10" chart:class="major"/>
          </chart:axis>
          <chart:series chart:style-name="ch11" chart:values-cell-range-address="Sheet1.D2:Sheet1.D9" chart:label-cell-address="Sheet1.D1:Sheet1.D1" chart:class="chart:bar">
            <chart:data-point chart:repeated="8"/>
          </chart:series>
          <chart:series chart:style-name="ch12" chart:values-cell-range-address="Sheet1.E2:Sheet1.E9" chart:label-cell-address="Sheet1.E1:Sheet1.E1" chart:class="chart:bar">
            <chart:data-point chart:repeated="8"/>
          </chart:series>
          <chart:series chart:style-name="ch13" chart:values-cell-range-address="Sheet1.F2:Sheet1.F9" chart:label-cell-address="Sheet1.F1:Sheet1.F1" chart:class="chart:bar">
            <chart:data-point chart:repeated="8"/>
          </chart:series>
          <chart:series chart:style-name="ch14" chart:values-cell-range-address="Sheet1.G2:Sheet1.G9" chart:label-cell-address="Sheet1.G1:Sheet1.G1" chart:class="chart:bar">
            <chart:data-point chart:repeated="8"/>
          </chart:series>
          <chart:series chart:style-name="ch15" chart:values-cell-range-address="Sheet1.H2:Sheet1.H9" chart:label-cell-address="Sheet1.H1:Sheet1.H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*</text:p>
                <draw:g>
                  <svg:desc>Sheet1.D1:Sheet1.D1</svg:desc>
                </draw:g>
              </table:table-cell>
              <table:table-cell office:value-type="string">
                <text:p>dfs</text:p>
                <draw:g>
                  <svg:desc>Sheet1.E1:Sheet1.E1</svg:desc>
                </draw:g>
              </table:table-cell>
              <table:table-cell office:value-type="string">
                <text:p>gbfs</text:p>
                <draw:g>
                  <svg:desc>Sheet1.F1:Sheet1.F1</svg:desc>
                </draw:g>
              </table:table-cell>
              <table:table-cell office:value-type="string">
                <text:p>hill climb</text:p>
                <draw:g>
                  <svg:desc>Sheet1.G1:Sheet1.G1</svg:desc>
                </draw:g>
              </table:table-cell>
              <table:table-cell office:value-type="string">
                <text:p>sim anneal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B2:Sheet1.B9</svg:desc>
                </draw:g>
              </table:table-cell>
              <table:table-cell office:value-type="float" office:value="0.9">
                <text:p>0.9</text:p>
                <draw:g>
                  <svg:desc>Sheet1.D2:Sheet1.D9</svg:desc>
                </draw:g>
              </table:table-cell>
              <table:table-cell office:value-type="float" office:value="0.4">
                <text:p>0.4</text:p>
                <draw:g>
                  <svg:desc>Sheet1.E2:Sheet1.E9</svg:desc>
                </draw:g>
              </table:table-cell>
              <table:table-cell office:value-type="float" office:value="4.3">
                <text:p>4.3</text:p>
                <draw:g>
                  <svg:desc>Sheet1.F2:Sheet1.F9</svg:desc>
                </draw:g>
              </table:table-cell>
              <table:table-cell office:value-type="float" office:value="NaN">
                <text:p>NaN</text:p>
                <draw:g>
                  <svg:desc>Sheet1.G2:Sheet1.G9</svg:desc>
                </draw:g>
              </table:table-cell>
              <table:table-cell office:value-type="float" office:value="NaN">
                <text:p>NaN</text:p>
                <draw:g>
                  <svg:desc>Sheet1.H2:Sheet1.H9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3">
                <text:p>4.3</text:p>
              </table:table-cell>
              <table:table-cell office:value-type="float" office:value="1.2">
                <text:p>1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10.8">
                <text:p>10.8</text:p>
              </table:table-cell>
              <table:table-cell office:value-type="float" office:value="3.3">
                <text:p>3.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0.4">
                <text:p>30.4</text:p>
              </table:table-cell>
              <table:table-cell office:value-type="float" office:value="10.7">
                <text:p>10.7</text:p>
              </table:table-cell>
              <table:table-cell office:value-type="float" office:value="16.5">
                <text:p>1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283cm" svg:height="17.261cm" xlink:href=".." xlink:type="simple" chart:class="chart:bar" chart:column-mapping="0 1 2 3" chart:style-name="ch1">
        <chart:title svg:x="8.107cm" svg:y="0.481cm" chart:style-name="ch2">
          <text:p>Tetromino Bin Packing Times for Different Bin Widths</text:p>
        </chart:title>
        <chart:legend chart:legend-position="end" svg:x="24.877cm" svg:y="7.32cm" style:legend-expansion="high" chart:style-name="ch3"/>
        <chart:plot-area chart:style-name="ch4" table:cell-range-address="Sheet1_parallel.B2:Sheet1_parallel.B9 Sheet1_parallel.D1:Sheet1_parallel.H9" chart:data-source-has-labels="both" svg:x="1.546cm" svg:y="2.321cm" svg:width="22.241cm" svg:height="13.624cm">
          <chartooo:coordinate-region svg:x="2.178cm" svg:y="2.523cm" svg:width="21.609cm" svg:height="12.769cm"/>
          <chart:axis chart:dimension="x" chart:name="primary-x" chart:style-name="ch5" chartooo:axis-type="auto">
            <chartooo:date-scale/>
            <chart:title svg:x="12.312cm" svg:y="16.29cm" chart:style-name="ch6">
              <text:p>time</text:p>
            </chart:title>
            <chart:categories table:cell-range-address="Sheet1_parallel.B2:Sheet1_parallel.B9"/>
          </chart:axis>
          <chart:axis chart:dimension="y" chart:name="primary-y" chart:style-name="ch7">
            <chart:title svg:x="0.451cm" svg:y="9.794cm" chart:style-name="ch8">
              <text:p>bin width</text:p>
            </chart:title>
            <chart:grid chart:style-name="ch9" chart:class="major"/>
          </chart:axis>
          <chart:series chart:style-name="ch10" chart:values-cell-range-address="Sheet1_parallel.D2:Sheet1_parallel.D9" chart:label-cell-address="Sheet1_parallel.D1:Sheet1_parallel.D1" chart:class="chart:bar">
            <chart:data-point chart:repeated="8"/>
          </chart:series>
          <chart:series chart:style-name="ch11" chart:values-cell-range-address="Sheet1_parallel.E2:Sheet1_parallel.E9" chart:label-cell-address="Sheet1_parallel.E1:Sheet1_parallel.E1" chart:class="chart:bar">
            <chart:data-point chart:repeated="8"/>
          </chart:series>
          <chart:series chart:style-name="ch12" chart:values-cell-range-address="Sheet1_parallel.F2:Sheet1_parallel.F9" chart:label-cell-address="Sheet1_parallel.F1:Sheet1_parallel.F1" chart:class="chart:bar">
            <chart:data-point chart:repeated="8"/>
          </chart:series>
          <chart:series chart:style-name="ch13" chart:values-cell-range-address="Sheet1_parallel.G2:Sheet1_parallel.G9" chart:label-cell-address="Sheet1_parallel.G1:Sheet1_parallel.G1" chart:class="chart:bar">
            <chart:data-point chart:repeated="8"/>
          </chart:series>
          <chart:series chart:style-name="ch14" chart:values-cell-range-address="Sheet1_parallel.H2:Sheet1_parallel.H9" chart:label-cell-address="Sheet1_parallel.H1:Sheet1_parallel.H1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*</text:p>
                <draw:g>
                  <svg:desc>Sheet1_parallel.D1:Sheet1_parallel.D1</svg:desc>
                </draw:g>
              </table:table-cell>
              <table:table-cell office:value-type="string">
                <text:p>dfs</text:p>
                <draw:g>
                  <svg:desc>Sheet1_parallel.E1:Sheet1_parallel.E1</svg:desc>
                </draw:g>
              </table:table-cell>
              <table:table-cell office:value-type="string">
                <text:p>gbfs</text:p>
                <draw:g>
                  <svg:desc>Sheet1_parallel.F1:Sheet1_parallel.F1</svg:desc>
                </draw:g>
              </table:table-cell>
              <table:table-cell office:value-type="string">
                <text:p>hill climb</text:p>
                <draw:g>
                  <svg:desc>Sheet1_parallel.G1:Sheet1_parallel.G1</svg:desc>
                </draw:g>
              </table:table-cell>
              <table:table-cell office:value-type="string">
                <text:p>sim anneal</text:p>
                <draw:g>
                  <svg:desc>Sheet1_parallel.H1:Sheet1_parallel.H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_parallel.B2:Sheet1_parallel.B9</svg:desc>
                </draw:g>
              </table:table-cell>
              <table:table-cell office:value-type="float" office:value="NaN">
                <text:p>NaN</text:p>
                <draw:g>
                  <svg:desc>Sheet1_parallel.D2:Sheet1_parallel.D9</svg:desc>
                </draw:g>
              </table:table-cell>
              <table:table-cell office:value-type="float" office:value="12.4">
                <text:p>12.4</text:p>
                <draw:g>
                  <svg:desc>Sheet1_parallel.E2:Sheet1_parallel.E9</svg:desc>
                </draw:g>
              </table:table-cell>
              <table:table-cell office:value-type="float" office:value="NaN">
                <text:p>NaN</text:p>
                <draw:g>
                  <svg:desc>Sheet1_parallel.F2:Sheet1_parallel.F9</svg:desc>
                </draw:g>
              </table:table-cell>
              <table:table-cell office:value-type="float" office:value="NaN">
                <text:p>NaN</text:p>
                <draw:g>
                  <svg:desc>Sheet1_parallel.G2:Sheet1_parallel.G9</svg:desc>
                </draw:g>
              </table:table-cell>
              <table:table-cell office:value-type="float" office:value="NaN">
                <text:p>NaN</text:p>
                <draw:g>
                  <svg:desc>Sheet1_parallel.H2:Sheet1_parallel.H9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8">
                <text:p>8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5.4">
                <text:p>5.4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4.9">
                <text:p>4.9</text:p>
              </table:table-cell>
              <table:table-cell office:value-type="float" office:value="4.1">
                <text:p>4.1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8.3">
                <text:p>8.3</text:p>
              </table:table-cell>
              <table:table-cell office:value-type="float" office:value="3.5">
                <text:p>3.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4.6">
                <text:p>4.6</text:p>
              </table:table-cell>
              <table:table-cell office:value-type="float" office:value="3.2">
                <text:p>3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4.7">
                <text:p>4.7</text:p>
              </table:table-cell>
              <table:table-cell office:value-type="float" office:value="2.8">
                <text:p>2.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6.3">
                <text:p>6.3</text:p>
              </table:table-cell>
              <table:table-cell office:value-type="float" office:value="3.7">
                <text:p>3.7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